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45000000103A972B2EEC9B413D.png" manifest:media-type="image/png"/>
  <manifest:file-entry manifest:full-path="Pictures/100022C70000063F000001714418BCB236031AFC.svg" manifest:media-type="image/svg+xml"/>
  <manifest:file-entry manifest:full-path="Pictures/1000000100000D1500000B209ED2CBF727034A20.png" manifest:media-type="image/png"/>
  <manifest:file-entry manifest:full-path="Pictures/1000576600012E13000100E30C7E975D7AB53DBB.pdf" manifest:media-type="application/pdf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665cm" svg:height="8.219cm" svg:x="3.54cm" svg:y="10.842cm">
          <draw:image xlink:href="Pictures/1000576600012E13000100E30C7E975D7AB53DBB.pdf" xlink:type="simple" xlink:show="embed" xlink:actuate="onLoad" draw:mime-type="application/pdf">
            <text:p/>
          </draw:image>
          <draw:image xlink:href="Pictures/1000000100000D1500000B209ED2CBF727034A20.png" xlink:type="simple" xlink:show="embed" xlink:actuate="onLoad" draw:mime-type="image/png"/>
        </draw:frame>
        <draw:frame draw:style-name="gr1" draw:text-style-name="P1" draw:layer="layout" svg:width="2.237cm" svg:height="0.515cm" svg:x="10.525cm" svg:y="15.09cm">
          <draw:image xlink:href="Pictures/100022C70000063F000001714418BCB236031AFC.svg" xlink:type="simple" xlink:show="embed" xlink:actuate="onLoad" draw:mime-type="image/svg+xml">
            <text:p/>
          </draw:image>
          <draw:image xlink:href="Pictures/1000000100000045000000103A972B2EEC9B413D.png" xlink:type="simple" xlink:show="embed" xlink:actuate="onLoad" draw:mime-type="image/png"/>
          <svg:title>TexMaths</svg:title>
          <svg:desc>14§latex§\gamma_\text{exp}\approx 20^\circ§svg§600§TRUE§</svg:desc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2:59:05.211840997</meta:creation-date>
    <dc:date>2023-05-08T13:19:48.696443666</dc:date>
    <meta:editing-duration>PT13M51S</meta:editing-duration>
    <meta:editing-cycles>1</meta:editing-cycles>
    <meta:document-statistic meta:object-count="2"/>
    <meta:generator>LibreOffice/7.5.3.2$MacOSX_AARCH64 LibreOffice_project/9f56dff12ba03b9acd7730a5a481eea045e468f3</meta:generator>
  </office:meta>
</office:document-meta>
</file>